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Mincho" svg:font-family="'MS Mincho', 'ＭＳ 明朝'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12.728cm" table:align="center"/>
    </style:style>
    <style:style style:name="Table1.A" style:family="table-column">
      <style:table-column-properties style:column-width="4.274cm"/>
    </style:style>
    <style:style style:name="Table1.B" style:family="table-column">
      <style:table-column-properties style:column-width="4.26cm"/>
    </style:style>
    <style:style style:name="Table1.C" style:family="table-column">
      <style:table-column-properties style:column-width="4.195cm"/>
    </style:style>
    <style:style style:name="Table1.1" style:family="table-row">
      <style:table-row-properties style:row-height="2.54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2" style:family="table-row">
      <style:table-row-properties style:row-height="2.032cm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3" style:family="table-row">
      <style:table-row-properties style:row-height="1.524cm"/>
    </style:style>
    <style:style style:name="P1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text-properties fo:font-size="28pt" fo:font-weight="bold" style:font-size-asian="28pt" style:font-weight-asian="bold"/>
    </style:style>
    <style:style style:name="P5" style:family="paragraph" style:parent-style-name="Heading_20_4">
      <style:text-properties fo:font-weight="normal" style:font-weight-asian="normal"/>
    </style:style>
    <style:style style:name="P6" style:family="paragraph" style:parent-style-name="Heading_20_4">
      <style:text-properties fo:font-size="24pt" style:font-size-asian="24pt"/>
    </style:style>
    <style:style style:name="P7" style:family="paragraph" style:parent-style-name="Heading_20_4">
      <style:text-properties fo:font-size="18pt" style:font-size-asian="18pt"/>
    </style:style>
    <style:style style:name="P8" style:family="paragraph" style:parent-style-name="Standard">
      <style:text-properties fo:font-size="18pt" fo:font-weight="bold" style:font-size-asian="18pt" style:font-weight-asian="bold"/>
    </style:style>
    <style:style style:name="P9" style:family="paragraph" style:parent-style-name="Standard">
      <style:text-properties fo:font-size="14pt" fo:font-weight="bold" style:font-size-asian="14pt" style:font-weight-asian="bold"/>
    </style:style>
    <style:style style:name="P10" style:family="paragraph" style:parent-style-name="Standard">
      <style:text-properties fo:font-size="14pt" fo:font-weight="bold" style:font-name-asian="MS Mincho" style:font-size-asian="14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ing_20_5">
      <style:paragraph-properties fo:text-align="center" style:justify-single-word="false"/>
      <style:text-properties fo:font-size="40pt" style:font-size-asian="40pt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fo:font-size="28pt" fo:font-weight="bold" style:font-size-asian="28pt" style:font-weight-asian="bold"/>
    </style:style>
    <style:style style:name="T2" style:family="text">
      <style:text-properties style:text-position="78% 100%" fo:font-size="28pt" fo:font-weight="bold" style:font-size-asian="28pt" style:font-weight-asian="bol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s/></text:span><text:span text:style-name="T2">INSPECTORS</text:span></text:p>
      <text:p text:style-name="P1"/>
      <text:p text:style-name="P1"/>
      <text:p text:style-name="P1"/>
      <text:p text:style-name="P1"/>
      <text:p text:style-name="P2">&lt;&lt;SpeciesName&gt;&gt; Card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3">Name</text:p>
            <text:p text:style-name="P4">&lt;&lt;AnimalName&gt;&gt;</text:p>
          </table:table-cell>
          <table:covered-table-cell/>
          <table:table-cell table:style-name="Table1.C1" office:value-type="string">
            <text:h text:style-name="P5" text:outline-level="4">Ref No</text:h>
            <text:h text:style-name="P6" text:outline-level="4">&lt;&lt;ShortShelterCode&gt;&gt;</text:h>
          </table:table-cell>
        </table:table-row>
        <table:table-row table:style-name="Table1.2">
          <table:table-cell table:style-name="Table1.A2" office:value-type="string">
            <text:h text:style-name="P5" text:outline-level="4">Date of Entry</text:h>
            <text:h text:style-name="P7" text:outline-level="4">&lt;&lt;DateBroughtIn&gt;&gt;</text:h>
          </table:table-cell>
          <table:table-cell table:style-name="Table1.A2" office:value-type="string">
            <text:p text:style-name="P3">Age</text:p>
            <text:p text:style-name="P8">&lt;&lt;Age&gt;&gt;</text:p>
          </table:table-cell>
          <table:table-cell table:style-name="Table1.C2" office:value-type="string">
            <text:p text:style-name="P3">Sex</text:p>
            <text:p text:style-name="P8">&lt;&lt;Sex&gt;&gt;</text:p>
          </table:table-cell>
        </table:table-row>
        <table:table-row table:style-name="Table1.3">
          <table:table-cell table:style-name="Table1.C2" table:number-columns-spanned="3" office:value-type="string">
            <text:p text:style-name="P3">Colour</text:p>
            <text:p text:style-name="P9">&lt;&lt;BaseColourName&gt;&gt;, &lt;&lt;Markings&gt;&gt;</text:p>
          </table:table-cell>
          <table:covered-table-cell/>
          <table:covered-table-cell/>
        </table:table-row>
        <table:table-row table:style-name="Table1.3">
          <table:table-cell table:style-name="Table1.C2" table:number-columns-spanned="3" office:value-type="string">
            <text:p text:style-name="P3">Brought in by</text:p>
            <text:p text:style-name="P10">&lt;&lt;NameOfPersonBroughtAnimalIn&gt;&gt;</text:p>
          </table:table-cell>
          <table:covered-table-cell/>
          <table:covered-table-cell/>
        </table:table-row>
      </table:table>
      <text:p text:style-name="P11"/>
      <text:h text:style-name="P12" text:outline-level="5">This animal is</text:h>
      <text:h text:style-name="P12" text:outline-level="5">NOT FOR ADOPTION</text:h>
      <text:p text:style-name="P13">Please do not feed the animals as many are on specific di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Mincho" svg:font-family="'MS Mincho', 'ＭＳ 明朝'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8pt" style:text-underline-style="solid" style:text-underline-width="auto" style:text-underline-color="font-color" style:font-size-asian="8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style:font-size-asian="16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fo:font-size="10pt" fo:font-weight="bold" style:font-size-asian="10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keep-with-next="always"/>
      <style:text-properties fo:font-size="8pt" fo:font-weight="bold" style:font-size-asian="8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8cm" fo:page-height="20.9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4.808cm" fo:page-height="20.9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SHEFFIELD BRANCH</dc:title>
    <meta:initial-creator>Unknown User</meta:initial-creator>
    <meta:creation-date>2002-01-23T14:02:00</meta:creation-date>
    <dc:date>2003-01-20T11:53:47</dc:date>
    <meta:print-date>2002-01-05T11:00:00</meta:print-date>
    <dc:language>en-US</dc:language>
    <meta:editing-cycles>8</meta:editing-cycles>
    <meta:editing-duration>PT5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9" meta:word-count="41" meta:character-count="297"/>
  </office:meta>
</office:document-meta>
</file>